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AuthenticationInterceptor.BasicAuthenticationInterceptor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AuthenticationInterceptor.intercept( HttpRequest request , byte [ ] body , ClientHttpRequestExecution execu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AuthenticationInterceptor.BasicAuthenticationInterceptor( String username , String password , @ Nullable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